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c99" officeooo:paragraph-rsid="00086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kkjtjtututututjutju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2:36:39.315000000</meta:creation-date>
    <dc:date>2024-11-07T12:37:01.164000000</dc:date>
    <meta:editing-duration>PT22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" meta:word-count="1" meta:character-count="21" meta:non-whitespace-character-count="21"/>
  </office:meta>
</office:document-meta>
</file>